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2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194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5.423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737373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b0b0b0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194fff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ff1919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3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8" style:family="table-cell" style:parent-style-name="Default" style:data-style-name="N0">
      <style:text-properties style:font-name="Courier New" fo:font-size="9pt" style:font-name-asian="Courier New1" style:font-size-asian="9pt" style:font-name-complex="Courier New1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3"/>
        <table:table-column table:style-name="co5" table:default-cell-style-name="ce35"/>
        <table:table-column table:style-name="co6" table:number-columns-repeated="6" table:default-cell-style-name="ce13"/>
        <table:table-column table:style-name="co5" table:default-cell-style-name="ce35"/>
        <table:table-column table:style-name="co7" table:default-cell-style-name="ce8"/>
        <table:table-column table:style-name="co8" table:number-columns-repeated="1008" table:default-cell-style-name="ce1"/>
        <table:table-column table:style-name="co9" table:number-columns-repeated="15363" table:default-cell-style-name="ce1"/>
        <table:table-row table:style-name="ro1">
          <table:table-cell table:number-columns-repeated="4"/>
          <table:table-cell table:style-name="ce33" office:value-type="string" calcext:value-type="string" table:number-columns-spanned="4" table:number-rows-spanned="1">
            <text:p>RGB888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RGB565</text:p>
          </table:table-cell>
          <table:covered-table-cell table:number-columns-repeated="2"/>
          <table:covered-table-cell table:style-name="ce34"/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table:style-name="ce5" table:number-columns-repeated="2"/>
          <table:table-cell table:style-name="ce4"/>
          <table:table-cell table:style-name="ce34" office:value-type="string" calcext:value-type="string">
            <text:p>RGB</text:p>
          </table:table-cell>
          <table:table-cell table:style-name="ce34" office:value-type="string" calcext:value-type="string">
            <text:p>R8</text:p>
          </table:table-cell>
          <table:table-cell table:style-name="ce34" office:value-type="string" calcext:value-type="string">
            <text:p>G8</text:p>
          </table:table-cell>
          <table:table-cell table:style-name="ce34" office:value-type="string" calcext:value-type="string">
            <text:p>B8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G5</text:p>
          </table:table-cell>
          <table:table-cell table:style-name="ce34" office:value-type="string" calcext:value-type="string">
            <text:p>B6</text:p>
          </table:table-cell>
          <table:table-cell table:style-name="ce34" office:value-type="float" office:value="565" calcext:value-type="float">
            <text:p>565</text:p>
          </table:table-cell>
          <table:table-cell/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hite</text:p>
          </table:table-cell>
          <table:table-cell table:style-name="ce10"/>
          <table:table-cell office:value-type="string" calcext:value-type="string">
            <text:p>FFFFFF</text:p>
          </table:table-cell>
          <table:table-cell table:style-name="ce36" table:formula="of:=HEX2DEC(MID([.$E3];1;2))" office:value-type="float" office:value="255" calcext:value-type="float">
            <text:p>255</text:p>
          </table:table-cell>
          <table:table-cell table:style-name="ce36" table:formula="of:=HEX2DEC(MID([.$E3];3;2))" office:value-type="float" office:value="255" calcext:value-type="float">
            <text:p>255</text:p>
          </table:table-cell>
          <table:table-cell table:style-name="ce36" table:formula="of:=HEX2DEC(MID([.$E3];5;2))" office:value-type="float" office:value="255" calcext:value-type="float">
            <text:p>255</text:p>
          </table:table-cell>
          <table:table-cell table:style-name="ce37" table:formula="of:=BITRSHIFT([.F3];3)" office:value-type="float" office:value="31" calcext:value-type="float">
            <text:p>31</text:p>
          </table:table-cell>
          <table:table-cell table:style-name="ce37" table:formula="of:=BITRSHIFT([.G3];2)" office:value-type="float" office:value="63" calcext:value-type="float">
            <text:p>63</text:p>
          </table:table-cell>
          <table:table-cell table:style-name="ce37" table:formula="of:=BITRSHIFT([.H3];3)" office:value-type="float" office:value="31" calcext:value-type="float">
            <text:p>31</text:p>
          </table:table-cell>
          <table:table-cell table:formula="of:=DEC2HEX(BITLSHIFT([.I3];11)+BITLSHIFT([.J3];5)+[.K3];4)" office:value-type="string" office:string-value="FFFF" calcext:value-type="string">
            <text:p>FFFF</text:p>
          </table:table-cell>
          <table:table-cell table:formula="of:=&quot;#define CLR_&quot;&amp;LEFT(UPPER([.B3])&amp;REPT(&quot; &quot;;[.$M$1]);[.$M$1])&amp;&quot; 0x&quot;&amp;[.L3]&amp;&quot;   // &quot;&amp;DEC2HEX([.F3];2)&amp;&quot;, &quot;&amp;DEC2HEX([.G3];2)&amp;&quot;, &quot;&amp;DEC2HEX([.H3];2)&amp;&quot; = &quot;&amp;[.C3]" office:value-type="string" office:string-value="#define CLR_BACKGROUND       0xFFFF   // FF, FF, FF = white" calcext:value-type="string">
            <text:p>#define CLR_BACKGROUND <text:s text:c="6"/>0xFFFF <text:s text:c="2"/>// FF, FF, FF = white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ircle_outline</text:p>
          </table:table-cell>
          <table:table-cell office:value-type="string" calcext:value-type="string">
            <text:p>dark grey</text:p>
          </table:table-cell>
          <table:table-cell table:style-name="ce26"/>
          <table:table-cell office:value-type="string" calcext:value-type="string">
            <text:p>737373</text:p>
          </table:table-cell>
          <table:table-cell table:style-name="ce36" table:formula="of:=HEX2DEC(MID([.$E4];1;2))" office:value-type="float" office:value="115" calcext:value-type="float">
            <text:p>115</text:p>
          </table:table-cell>
          <table:table-cell table:style-name="ce36" table:formula="of:=HEX2DEC(MID([.$E4];3;2))" office:value-type="float" office:value="115" calcext:value-type="float">
            <text:p>115</text:p>
          </table:table-cell>
          <table:table-cell table:style-name="ce36" table:formula="of:=HEX2DEC(MID([.$E4];5;2))" office:value-type="float" office:value="115" calcext:value-type="float">
            <text:p>115</text:p>
          </table:table-cell>
          <table:table-cell table:style-name="ce37" table:formula="of:=BITRSHIFT([.F4];3)" office:value-type="float" office:value="14" calcext:value-type="float">
            <text:p>14</text:p>
          </table:table-cell>
          <table:table-cell table:style-name="ce37" table:formula="of:=BITRSHIFT([.G4];2)" office:value-type="float" office:value="28" calcext:value-type="float">
            <text:p>28</text:p>
          </table:table-cell>
          <table:table-cell table:style-name="ce37" table:formula="of:=BITRSHIFT([.H4];3)" office:value-type="float" office:value="14" calcext:value-type="float">
            <text:p>14</text:p>
          </table:table-cell>
          <table:table-cell table:formula="of:=DEC2HEX(BITLSHIFT([.I4];11)+BITLSHIFT([.J4];5)+[.K4];4)" office:value-type="string" office:string-value="738E" calcext:value-type="string">
            <text:p>738E</text:p>
          </table:table-cell>
          <table:table-cell table:formula="of:=&quot;#define CLR_&quot;&amp;LEFT(UPPER([.B4])&amp;REPT(&quot; &quot;;[.$M$1]);[.$M$1])&amp;&quot; 0x&quot;&amp;[.L4]&amp;&quot;   // &quot;&amp;DEC2HEX([.F4];2)&amp;&quot;, &quot;&amp;DEC2HEX([.G4];2)&amp;&quot;, &quot;&amp;DEC2HEX([.H4];2)&amp;&quot; = &quot;&amp;[.C4]" office:value-type="string" office:string-value="#define CLR_CIRCLE_OUTLINE   0x738E   // 73, 73, 73 = dark grey" calcext:value-type="string">
            <text:p>#define CLR_CIRCLE_OUTLINE <text:s text:c="2"/>0x738E <text:s text:c="2"/>// 73, 73, 73 = dark grey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ircle_fill</text:p>
          </table:table-cell>
          <table:table-cell table:style-name="ce1" office:value-type="string" calcext:value-type="string">
            <text:p>light grey</text:p>
          </table:table-cell>
          <table:table-cell table:style-name="ce27"/>
          <table:table-cell office:value-type="string" calcext:value-type="string">
            <text:p>C0C0C0</text:p>
          </table:table-cell>
          <table:table-cell table:style-name="ce36" table:formula="of:=HEX2DEC(MID([.$E5];1;2))" office:value-type="float" office:value="192" calcext:value-type="float">
            <text:p>192</text:p>
          </table:table-cell>
          <table:table-cell table:style-name="ce36" table:formula="of:=HEX2DEC(MID([.$E5];3;2))" office:value-type="float" office:value="192" calcext:value-type="float">
            <text:p>192</text:p>
          </table:table-cell>
          <table:table-cell table:style-name="ce36" table:formula="of:=HEX2DEC(MID([.$E5];5;2))" office:value-type="float" office:value="192" calcext:value-type="float">
            <text:p>192</text:p>
          </table:table-cell>
          <table:table-cell table:style-name="ce37" table:formula="of:=BITRSHIFT([.F5];3)" office:value-type="float" office:value="24" calcext:value-type="float">
            <text:p>24</text:p>
          </table:table-cell>
          <table:table-cell table:style-name="ce37" table:formula="of:=BITRSHIFT([.G5];2)" office:value-type="float" office:value="48" calcext:value-type="float">
            <text:p>48</text:p>
          </table:table-cell>
          <table:table-cell table:style-name="ce37" table:formula="of:=BITRSHIFT([.H5];3)" office:value-type="float" office:value="24" calcext:value-type="float">
            <text:p>24</text:p>
          </table:table-cell>
          <table:table-cell table:formula="of:=DEC2HEX(BITLSHIFT([.I5];11)+BITLSHIFT([.J5];5)+[.K5];4)" office:value-type="string" office:string-value="C618" calcext:value-type="string">
            <text:p>C618</text:p>
          </table:table-cell>
          <table:table-cell table:formula="of:=&quot;#define CLR_&quot;&amp;LEFT(UPPER([.B5])&amp;REPT(&quot; &quot;;[.$M$1]);[.$M$1])&amp;&quot; 0x&quot;&amp;[.L5]&amp;&quot;   // &quot;&amp;DEC2HEX([.F5];2)&amp;&quot;, &quot;&amp;DEC2HEX([.G5];2)&amp;&quot;, &quot;&amp;DEC2HEX([.H5];2)&amp;&quot; = &quot;&amp;[.C5]" office:value-type="string" office:string-value="#define CLR_CIRCLE_FILL      0xC618   // C0, C0, C0 = light grey" calcext:value-type="string">
            <text:p>#define CLR_CIRCLE_FILL <text:s text:c="5"/>0xC618 <text:s text:c="2"/>// C0, C0, C0 = light grey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asured_temp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6];1;2))" office:value-type="float" office:value="0" calcext:value-type="float">
            <text:p>000</text:p>
          </table:table-cell>
          <table:table-cell table:style-name="ce36" table:formula="of:=HEX2DEC(MID([.$E6];3;2))" office:value-type="float" office:value="0" calcext:value-type="float">
            <text:p>000</text:p>
          </table:table-cell>
          <table:table-cell table:style-name="ce36" table:formula="of:=HEX2DEC(MID([.$E6];5;2))" office:value-type="float" office:value="0" calcext:value-type="float">
            <text:p>000</text:p>
          </table:table-cell>
          <table:table-cell table:style-name="ce37" table:formula="of:=BITRSHIFT([.F6];3)" office:value-type="float" office:value="0" calcext:value-type="float">
            <text:p>00</text:p>
          </table:table-cell>
          <table:table-cell table:style-name="ce37" table:formula="of:=BITRSHIFT([.G6];2)" office:value-type="float" office:value="0" calcext:value-type="float">
            <text:p>00</text:p>
          </table:table-cell>
          <table:table-cell table:style-name="ce37" table:formula="of:=BITRSHIFT([.H6];3)" office:value-type="float" office:value="0" calcext:value-type="float">
            <text:p>00</text:p>
          </table:table-cell>
          <table:table-cell table:formula="of:=DEC2HEX(BITLSHIFT([.I6];11)+BITLSHIFT([.J6];5)+[.K6];4)" office:value-type="string" office:string-value="0000" calcext:value-type="string">
            <text:p>0000</text:p>
          </table:table-cell>
          <table:table-cell table:formula="of:=&quot;#define CLR_&quot;&amp;LEFT(UPPER([.B6])&amp;REPT(&quot; &quot;;[.$M$1]);[.$M$1])&amp;&quot; 0x&quot;&amp;[.L6]&amp;&quot;   // &quot;&amp;DEC2HEX([.F6];2)&amp;&quot;, &quot;&amp;DEC2HEX([.G6];2)&amp;&quot;, &quot;&amp;DEC2HEX([.H6];2)&amp;&quot; = &quot;&amp;[.C6]" office:value-type="string" office:string-value="#define CLR_MEASURED_TEMP    0x0000   // 00, 00, 00 = black" calcext:value-type="string">
            <text:p>#define CLR_MEASURED_TEMP <text:s text:c="3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_text</text:p>
          </table:table-cell>
          <table:table-cell office:value-type="string" calcext:value-type="string">
            <text:p>dark grey</text:p>
          </table:table-cell>
          <table:table-cell table:style-name="ce11"/>
          <table:table-cell office:value-type="float" office:value="808080" calcext:value-type="float">
            <text:p>808080</text:p>
          </table:table-cell>
          <table:table-cell table:style-name="ce36" table:formula="of:=HEX2DEC(MID([.$E7];1;2))" office:value-type="float" office:value="128" calcext:value-type="float">
            <text:p>128</text:p>
          </table:table-cell>
          <table:table-cell table:style-name="ce36" table:formula="of:=HEX2DEC(MID([.$E7];3;2))" office:value-type="float" office:value="128" calcext:value-type="float">
            <text:p>128</text:p>
          </table:table-cell>
          <table:table-cell table:style-name="ce36" table:formula="of:=HEX2DEC(MID([.$E7];5;2))" office:value-type="float" office:value="128" calcext:value-type="float">
            <text:p>128</text:p>
          </table:table-cell>
          <table:table-cell table:style-name="ce37" table:formula="of:=BITRSHIFT([.F7];3)" office:value-type="float" office:value="16" calcext:value-type="float">
            <text:p>16</text:p>
          </table:table-cell>
          <table:table-cell table:style-name="ce37" table:formula="of:=BITRSHIFT([.G7];2)" office:value-type="float" office:value="32" calcext:value-type="float">
            <text:p>32</text:p>
          </table:table-cell>
          <table:table-cell table:style-name="ce37" table:formula="of:=BITRSHIFT([.H7];3)" office:value-type="float" office:value="16" calcext:value-type="float">
            <text:p>16</text:p>
          </table:table-cell>
          <table:table-cell table:formula="of:=DEC2HEX(BITLSHIFT([.I7];11)+BITLSHIFT([.J7];5)+[.K7];4)" office:value-type="string" office:string-value="8410" calcext:value-type="string">
            <text:p>8410</text:p>
          </table:table-cell>
          <table:table-cell table:formula="of:=&quot;#define CLR_&quot;&amp;LEFT(UPPER([.B7])&amp;REPT(&quot; &quot;;[.$M$1]);[.$M$1])&amp;&quot; 0x&quot;&amp;[.L7]&amp;&quot;   // &quot;&amp;DEC2HEX([.F7];2)&amp;&quot;, &quot;&amp;DEC2HEX([.G7];2)&amp;&quot;, &quot;&amp;DEC2HEX([.H7];2)&amp;&quot; = &quot;&amp;[.C7]" office:value-type="string" office:string-value="#define CLR_DARK_TEXT        0x8410   // 80, 80, 80 = dark grey" calcext:value-type="string">
            <text:p>#define CLR_DARK_TEXT <text:s text:c="7"/>0x8410 <text:s text:c="2"/>// 80, 80, 80 = dark grey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light_text</text:p>
          </table:table-cell>
          <table:table-cell table:style-name="ce1" office:value-type="string" calcext:value-type="string">
            <text:p>light grey</text:p>
          </table:table-cell>
          <table:table-cell table:style-name="ce15"/>
          <table:table-cell office:value-type="string" calcext:value-type="string">
            <text:p>B0B0B0</text:p>
          </table:table-cell>
          <table:table-cell table:style-name="ce36" table:formula="of:=HEX2DEC(MID([.$E8];1;2))" office:value-type="float" office:value="176" calcext:value-type="float">
            <text:p>176</text:p>
          </table:table-cell>
          <table:table-cell table:style-name="ce36" table:formula="of:=HEX2DEC(MID([.$E8];3;2))" office:value-type="float" office:value="176" calcext:value-type="float">
            <text:p>176</text:p>
          </table:table-cell>
          <table:table-cell table:style-name="ce36" table:formula="of:=HEX2DEC(MID([.$E8];5;2))" office:value-type="float" office:value="176" calcext:value-type="float">
            <text:p>176</text:p>
          </table:table-cell>
          <table:table-cell table:style-name="ce37" table:formula="of:=BITRSHIFT([.F8];3)" office:value-type="float" office:value="22" calcext:value-type="float">
            <text:p>22</text:p>
          </table:table-cell>
          <table:table-cell table:style-name="ce37" table:formula="of:=BITRSHIFT([.G8];2)" office:value-type="float" office:value="44" calcext:value-type="float">
            <text:p>44</text:p>
          </table:table-cell>
          <table:table-cell table:style-name="ce37" table:formula="of:=BITRSHIFT([.H8];3)" office:value-type="float" office:value="22" calcext:value-type="float">
            <text:p>22</text:p>
          </table:table-cell>
          <table:table-cell table:formula="of:=DEC2HEX(BITLSHIFT([.I8];11)+BITLSHIFT([.J8];5)+[.K8];4)" office:value-type="string" office:string-value="B596" calcext:value-type="string">
            <text:p>B596</text:p>
          </table:table-cell>
          <table:table-cell table:formula="of:=&quot;#define CLR_&quot;&amp;LEFT(UPPER([.B8])&amp;REPT(&quot; &quot;;[.$M$1]);[.$M$1])&amp;&quot; 0x&quot;&amp;[.L8]&amp;&quot;   // &quot;&amp;DEC2HEX([.F8];2)&amp;&quot;, &quot;&amp;DEC2HEX([.G8];2)&amp;&quot;, &quot;&amp;DEC2HEX([.H8];2)&amp;&quot; = &quot;&amp;[.C8]" office:value-type="string" office:string-value="#define CLR_LIGHT_TEXT       0xB596   // B0, B0, B0 = light grey" calcext:value-type="string">
            <text:p>#define CLR_LIGHT_TEXT <text:s text:c="6"/>0xB596 <text:s text:c="2"/>// B0, B0, B0 = light grey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point_temp</text:p>
          </table:table-cell>
          <table:table-cell office:value-type="string" calcext:value-type="string">
            <text:p>red</text:p>
          </table:table-cell>
          <table:table-cell table:style-name="ce14"/>
          <table:table-cell office:value-type="string" calcext:value-type="string">
            <text:p>FF1919</text:p>
          </table:table-cell>
          <table:table-cell table:style-name="ce36" table:formula="of:=HEX2DEC(MID([.$E9];1;2))" office:value-type="float" office:value="255" calcext:value-type="float">
            <text:p>255</text:p>
          </table:table-cell>
          <table:table-cell table:style-name="ce36" table:formula="of:=HEX2DEC(MID([.$E9];3;2))" office:value-type="float" office:value="25" calcext:value-type="float">
            <text:p>025</text:p>
          </table:table-cell>
          <table:table-cell table:style-name="ce36" table:formula="of:=HEX2DEC(MID([.$E9];5;2))" office:value-type="float" office:value="25" calcext:value-type="float">
            <text:p>025</text:p>
          </table:table-cell>
          <table:table-cell table:style-name="ce37" table:formula="of:=BITRSHIFT([.F9];3)" office:value-type="float" office:value="31" calcext:value-type="float">
            <text:p>31</text:p>
          </table:table-cell>
          <table:table-cell table:style-name="ce37" table:formula="of:=BITRSHIFT([.G9];2)" office:value-type="float" office:value="6" calcext:value-type="float">
            <text:p>06</text:p>
          </table:table-cell>
          <table:table-cell table:style-name="ce37" table:formula="of:=BITRSHIFT([.H9];3)" office:value-type="float" office:value="3" calcext:value-type="float">
            <text:p>03</text:p>
          </table:table-cell>
          <table:table-cell table:formula="of:=DEC2HEX(BITLSHIFT([.I9];11)+BITLSHIFT([.J9];5)+[.K9];4)" office:value-type="string" office:string-value="F8C3" calcext:value-type="string">
            <text:p>F8C3</text:p>
          </table:table-cell>
          <table:table-cell table:formula="of:=&quot;#define CLR_&quot;&amp;LEFT(UPPER([.B9])&amp;REPT(&quot; &quot;;[.$M$1]);[.$M$1])&amp;&quot; 0x&quot;&amp;[.L9]&amp;&quot;   // &quot;&amp;DEC2HEX([.F9];2)&amp;&quot;, &quot;&amp;DEC2HEX([.G9];2)&amp;&quot;, &quot;&amp;DEC2HEX([.H9];2)&amp;&quot; = &quot;&amp;[.C9]" office:value-type="string" office:string-value="#define CLR_SETPOINT_TEMP    0xF8C3   // FF, 19, 19 = red" calcext:value-type="string">
            <text:p>#define CLR_SETPOINT_TEMP <text:s text:c="3"/>0xF8C3 <text:s text:c="2"/>// FF, 19, 19 = red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u_title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10];1;2))" office:value-type="float" office:value="0" calcext:value-type="float">
            <text:p>000</text:p>
          </table:table-cell>
          <table:table-cell table:style-name="ce36" table:formula="of:=HEX2DEC(MID([.$E10];3;2))" office:value-type="float" office:value="0" calcext:value-type="float">
            <text:p>000</text:p>
          </table:table-cell>
          <table:table-cell table:style-name="ce36" table:formula="of:=HEX2DEC(MID([.$E10];5;2))" office:value-type="float" office:value="0" calcext:value-type="float">
            <text:p>000</text:p>
          </table:table-cell>
          <table:table-cell table:style-name="ce37" table:formula="of:=BITRSHIFT([.F10];3)" office:value-type="float" office:value="0" calcext:value-type="float">
            <text:p>00</text:p>
          </table:table-cell>
          <table:table-cell table:style-name="ce37" table:formula="of:=BITRSHIFT([.G10];2)" office:value-type="float" office:value="0" calcext:value-type="float">
            <text:p>00</text:p>
          </table:table-cell>
          <table:table-cell table:style-name="ce37" table:formula="of:=BITRSHIFT([.H10];3)" office:value-type="float" office:value="0" calcext:value-type="float">
            <text:p>00</text:p>
          </table:table-cell>
          <table:table-cell table:formula="of:=DEC2HEX(BITLSHIFT([.I10];11)+BITLSHIFT([.J10];5)+[.K10];4)" office:value-type="string" office:string-value="0000" calcext:value-type="string">
            <text:p>0000</text:p>
          </table:table-cell>
          <table:table-cell table:formula="of:=&quot;#define CLR_&quot;&amp;LEFT(UPPER([.B10])&amp;REPT(&quot; &quot;;[.$M$1]);[.$M$1])&amp;&quot; 0x&quot;&amp;[.L10]&amp;&quot;   // &quot;&amp;DEC2HEX([.F10];2)&amp;&quot;, &quot;&amp;DEC2HEX([.G10];2)&amp;&quot;, &quot;&amp;DEC2HEX([.H10];2)&amp;&quot; = &quot;&amp;[.C10]" office:value-type="string" office:string-value="#define CLR_MENU_TITLE       0x0000   // 00, 00, 00 = black" calcext:value-type="string">
            <text:p>#define CLR_MENU_TITLE <text:s text:c="6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nu_subtitle</text:p>
          </table:table-cell>
          <table:table-cell office:value-type="string" calcext:value-type="string">
            <text:p>dark grey</text:p>
          </table:table-cell>
          <table:table-cell table:style-name="ce11"/>
          <table:table-cell office:value-type="float" office:value="808080" calcext:value-type="float">
            <text:p>808080</text:p>
          </table:table-cell>
          <table:table-cell table:style-name="ce36" table:formula="of:=HEX2DEC(MID([.$E11];1;2))" office:value-type="float" office:value="128" calcext:value-type="float">
            <text:p>128</text:p>
          </table:table-cell>
          <table:table-cell table:style-name="ce36" table:formula="of:=HEX2DEC(MID([.$E11];3;2))" office:value-type="float" office:value="128" calcext:value-type="float">
            <text:p>128</text:p>
          </table:table-cell>
          <table:table-cell table:style-name="ce36" table:formula="of:=HEX2DEC(MID([.$E11];5;2))" office:value-type="float" office:value="128" calcext:value-type="float">
            <text:p>128</text:p>
          </table:table-cell>
          <table:table-cell table:style-name="ce37" table:formula="of:=BITRSHIFT([.F11];3)" office:value-type="float" office:value="16" calcext:value-type="float">
            <text:p>16</text:p>
          </table:table-cell>
          <table:table-cell table:style-name="ce37" table:formula="of:=BITRSHIFT([.G11];2)" office:value-type="float" office:value="32" calcext:value-type="float">
            <text:p>32</text:p>
          </table:table-cell>
          <table:table-cell table:style-name="ce37" table:formula="of:=BITRSHIFT([.H11];3)" office:value-type="float" office:value="16" calcext:value-type="float">
            <text:p>16</text:p>
          </table:table-cell>
          <table:table-cell table:formula="of:=DEC2HEX(BITLSHIFT([.I11];11)+BITLSHIFT([.J11];5)+[.K11];4)" office:value-type="string" office:string-value="8410" calcext:value-type="string">
            <text:p>8410</text:p>
          </table:table-cell>
          <table:table-cell table:formula="of:=&quot;#define CLR_&quot;&amp;LEFT(UPPER([.B11])&amp;REPT(&quot; &quot;;[.$M$1]);[.$M$1])&amp;&quot; 0x&quot;&amp;[.L11]&amp;&quot;   // &quot;&amp;DEC2HEX([.F11];2)&amp;&quot;, &quot;&amp;DEC2HEX([.G11];2)&amp;&quot;, &quot;&amp;DEC2HEX([.H11];2)&amp;&quot; = &quot;&amp;[.C11]" office:value-type="string" office:string-value="#define CLR_MENU_SUBTITLE    0x8410   // 80, 80, 80 = dark grey" calcext:value-type="string">
            <text:p>#define CLR_MENU_SUBTITLE <text:s text:c="3"/>0x8410 <text:s text:c="2"/>// 80, 80, 80 = dark grey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nu_text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12];1;2))" office:value-type="float" office:value="0" calcext:value-type="float">
            <text:p>000</text:p>
          </table:table-cell>
          <table:table-cell table:style-name="ce36" table:formula="of:=HEX2DEC(MID([.$E12];3;2))" office:value-type="float" office:value="0" calcext:value-type="float">
            <text:p>000</text:p>
          </table:table-cell>
          <table:table-cell table:style-name="ce36" table:formula="of:=HEX2DEC(MID([.$E12];5;2))" office:value-type="float" office:value="0" calcext:value-type="float">
            <text:p>000</text:p>
          </table:table-cell>
          <table:table-cell table:style-name="ce37" table:formula="of:=BITRSHIFT([.F12];3)" office:value-type="float" office:value="0" calcext:value-type="float">
            <text:p>00</text:p>
          </table:table-cell>
          <table:table-cell table:style-name="ce37" table:formula="of:=BITRSHIFT([.G12];2)" office:value-type="float" office:value="0" calcext:value-type="float">
            <text:p>00</text:p>
          </table:table-cell>
          <table:table-cell table:style-name="ce37" table:formula="of:=BITRSHIFT([.H12];3)" office:value-type="float" office:value="0" calcext:value-type="float">
            <text:p>00</text:p>
          </table:table-cell>
          <table:table-cell table:formula="of:=DEC2HEX(BITLSHIFT([.I12];11)+BITLSHIFT([.J12];5)+[.K12];4)" office:value-type="string" office:string-value="0000" calcext:value-type="string">
            <text:p>0000</text:p>
          </table:table-cell>
          <table:table-cell table:formula="of:=&quot;#define CLR_&quot;&amp;LEFT(UPPER([.B12])&amp;REPT(&quot; &quot;;[.$M$1]);[.$M$1])&amp;&quot; 0x&quot;&amp;[.L12]&amp;&quot;   // &quot;&amp;DEC2HEX([.F12];2)&amp;&quot;, &quot;&amp;DEC2HEX([.G12];2)&amp;&quot;, &quot;&amp;DEC2HEX([.H12];2)&amp;&quot; = &quot;&amp;[.C12]" office:value-type="string" office:string-value="#define CLR_MENU_TEXT        0x0000   // 00, 00, 00 = black" calcext:value-type="string">
            <text:p>#define CLR_MENU_TEXT <text:s text:c="7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nu_select</text:p>
          </table:table-cell>
          <table:table-cell office:value-type="string" calcext:value-type="string">
            <text:p>red</text:p>
          </table:table-cell>
          <table:table-cell table:style-name="ce14"/>
          <table:table-cell office:value-type="string" calcext:value-type="string">
            <text:p>FF1919</text:p>
          </table:table-cell>
          <table:table-cell table:style-name="ce36" table:formula="of:=HEX2DEC(MID([.$E13];1;2))" office:value-type="float" office:value="255" calcext:value-type="float">
            <text:p>255</text:p>
          </table:table-cell>
          <table:table-cell table:style-name="ce36" table:formula="of:=HEX2DEC(MID([.$E13];3;2))" office:value-type="float" office:value="25" calcext:value-type="float">
            <text:p>025</text:p>
          </table:table-cell>
          <table:table-cell table:style-name="ce36" table:formula="of:=HEX2DEC(MID([.$E13];5;2))" office:value-type="float" office:value="25" calcext:value-type="float">
            <text:p>025</text:p>
          </table:table-cell>
          <table:table-cell table:style-name="ce37" table:formula="of:=BITRSHIFT([.F13];3)" office:value-type="float" office:value="31" calcext:value-type="float">
            <text:p>31</text:p>
          </table:table-cell>
          <table:table-cell table:style-name="ce37" table:formula="of:=BITRSHIFT([.G13];2)" office:value-type="float" office:value="6" calcext:value-type="float">
            <text:p>06</text:p>
          </table:table-cell>
          <table:table-cell table:style-name="ce37" table:formula="of:=BITRSHIFT([.H13];3)" office:value-type="float" office:value="3" calcext:value-type="float">
            <text:p>03</text:p>
          </table:table-cell>
          <table:table-cell table:formula="of:=DEC2HEX(BITLSHIFT([.I13];11)+BITLSHIFT([.J13];5)+[.K13];4)" office:value-type="string" office:string-value="F8C3" calcext:value-type="string">
            <text:p>F8C3</text:p>
          </table:table-cell>
          <table:table-cell table:formula="of:=&quot;#define CLR_&quot;&amp;LEFT(UPPER([.B13])&amp;REPT(&quot; &quot;;[.$M$1]);[.$M$1])&amp;&quot; 0x&quot;&amp;[.L13]&amp;&quot;   // &quot;&amp;DEC2HEX([.F13];2)&amp;&quot;, &quot;&amp;DEC2HEX([.G13];2)&amp;&quot;, &quot;&amp;DEC2HEX([.H13];2)&amp;&quot; = &quot;&amp;[.C13]" office:value-type="string" office:string-value="#define CLR_MENU_SELECT      0xF8C3   // FF, 19, 19 = red" calcext:value-type="string">
            <text:p>#define CLR_MENU_SELECT <text:s text:c="5"/>0xF8C3 <text:s text:c="2"/>// FF, 19, 19 = red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ue_text</text:p>
          </table:table-cell>
          <table:table-cell office:value-type="string" calcext:value-type="string">
            <text:p>blue</text:p>
          </table:table-cell>
          <table:table-cell table:style-name="ce18"/>
          <table:table-cell office:value-type="string" calcext:value-type="string">
            <text:p>194FFF</text:p>
          </table:table-cell>
          <table:table-cell table:style-name="ce36" table:formula="of:=HEX2DEC(MID([.$E14];1;2))" office:value-type="float" office:value="25" calcext:value-type="float">
            <text:p>025</text:p>
          </table:table-cell>
          <table:table-cell table:style-name="ce36" table:formula="of:=HEX2DEC(MID([.$E14];3;2))" office:value-type="float" office:value="79" calcext:value-type="float">
            <text:p>079</text:p>
          </table:table-cell>
          <table:table-cell table:style-name="ce36" table:formula="of:=HEX2DEC(MID([.$E14];5;2))" office:value-type="float" office:value="255" calcext:value-type="float">
            <text:p>255</text:p>
          </table:table-cell>
          <table:table-cell table:style-name="ce37" table:formula="of:=BITRSHIFT([.F14];3)" office:value-type="float" office:value="3" calcext:value-type="float">
            <text:p>03</text:p>
          </table:table-cell>
          <table:table-cell table:style-name="ce37" table:formula="of:=BITRSHIFT([.G14];2)" office:value-type="float" office:value="19" calcext:value-type="float">
            <text:p>19</text:p>
          </table:table-cell>
          <table:table-cell table:style-name="ce37" table:formula="of:=BITRSHIFT([.H14];3)" office:value-type="float" office:value="31" calcext:value-type="float">
            <text:p>31</text:p>
          </table:table-cell>
          <table:table-cell table:formula="of:=DEC2HEX(BITLSHIFT([.I14];11)+BITLSHIFT([.J14];5)+[.K14];4)" office:value-type="string" office:string-value="1A7F" calcext:value-type="string">
            <text:p>1A7F</text:p>
          </table:table-cell>
          <table:table-cell table:formula="of:=&quot;#define CLR_&quot;&amp;LEFT(UPPER([.B14])&amp;REPT(&quot; &quot;;[.$M$1]);[.$M$1])&amp;&quot; 0x&quot;&amp;[.L14]&amp;&quot;   // &quot;&amp;DEC2HEX([.F14];2)&amp;&quot;, &quot;&amp;DEC2HEX([.G14];2)&amp;&quot;, &quot;&amp;DEC2HEX([.H14];2)&amp;&quot; = &quot;&amp;[.C14]" office:value-type="string" office:string-value="#define CLR_BLUE_TEXT        0x1A7F   // 19, 4F, FF = blue" calcext:value-type="string">
            <text:p>#define CLR_BLUE_TEXT <text:s text:c="7"/>0x1A7F <text:s text:c="2"/>// 19, 4F, FF = blue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_text</text:p>
          </table:table-cell>
          <table:table-cell office:value-type="string" calcext:value-type="string">
            <text:p>red</text:p>
          </table:table-cell>
          <table:table-cell table:style-name="ce19"/>
          <table:table-cell office:value-type="string" calcext:value-type="string">
            <text:p>FF1919</text:p>
          </table:table-cell>
          <table:table-cell table:style-name="ce36" table:formula="of:=HEX2DEC(MID([.$E15];1;2))" office:value-type="float" office:value="255" calcext:value-type="float">
            <text:p>255</text:p>
          </table:table-cell>
          <table:table-cell table:style-name="ce36" table:formula="of:=HEX2DEC(MID([.$E15];3;2))" office:value-type="float" office:value="25" calcext:value-type="float">
            <text:p>025</text:p>
          </table:table-cell>
          <table:table-cell table:style-name="ce36" table:formula="of:=HEX2DEC(MID([.$E15];5;2))" office:value-type="float" office:value="25" calcext:value-type="float">
            <text:p>025</text:p>
          </table:table-cell>
          <table:table-cell table:style-name="ce37" table:formula="of:=BITRSHIFT([.F15];3)" office:value-type="float" office:value="31" calcext:value-type="float">
            <text:p>31</text:p>
          </table:table-cell>
          <table:table-cell table:style-name="ce37" table:formula="of:=BITRSHIFT([.G15];2)" office:value-type="float" office:value="6" calcext:value-type="float">
            <text:p>06</text:p>
          </table:table-cell>
          <table:table-cell table:style-name="ce37" table:formula="of:=BITRSHIFT([.H15];3)" office:value-type="float" office:value="3" calcext:value-type="float">
            <text:p>03</text:p>
          </table:table-cell>
          <table:table-cell table:formula="of:=DEC2HEX(BITLSHIFT([.I15];11)+BITLSHIFT([.J15];5)+[.K15];4)" office:value-type="string" office:string-value="F8C3" calcext:value-type="string">
            <text:p>F8C3</text:p>
          </table:table-cell>
          <table:table-cell table:formula="of:=&quot;#define CLR_&quot;&amp;LEFT(UPPER([.B15])&amp;REPT(&quot; &quot;;[.$M$1]);[.$M$1])&amp;&quot; 0x&quot;&amp;[.L15]&amp;&quot;   // &quot;&amp;DEC2HEX([.F15];2)&amp;&quot;, &quot;&amp;DEC2HEX([.G15];2)&amp;&quot;, &quot;&amp;DEC2HEX([.H15];2)&amp;&quot; = &quot;&amp;[.C15]" office:value-type="string" office:string-value="#define CLR_RED_TEXT         0xF8C3   // FF, 19, 19 = red" calcext:value-type="string">
            <text:p>#define CLR_RED_TEXT <text:s text:c="8"/>0xF8C3 <text:s text:c="2"/>// FF, 19, 19 = red</text:p>
          </table:table-cell>
          <table:table-cell table:number-columns-repeated="1637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AMK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number-style style:name="N122">
      <number:number number:decimal-places="0" number:min-decimal-places="0" number:min-integer-digits="2"/>
    </number:number-style>
    <number:number-style style:name="N123">
      <number:number number:decimal-places="0" number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HenkJan van der Pol | Bond3D</meta:initial-creator>
    <meta:creation-date>2020-09-07T10:52:36Z</meta:creation-date>
    <dc:date>2022-10-01T10:53:19.893000000</dc:date>
    <meta:editing-cycles>12</meta:editing-cycles>
    <meta:editing-duration>PT19H57M41S</meta:editing-duration>
    <meta:document-statistic meta:table-count="1" meta:cell-count="167" meta:object-count="0"/>
  </office:meta>
</office:document-meta>
</file>